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solid" svg:stroke-width="0.025cm" svg:stroke-color="#000000" draw:marker-start="Marker_5f_0" draw:marker-start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draw:fill="solid" draw:fill-color="#e8eef7" draw:shadow="hidden"/>
    </style:style>
    <style:style style:name="gr7" style:family="graphic" style:parent-style-name="standard">
      <style:graphic-properties draw:stroke="solid" svg:stroke-width="0.042cm" svg:stroke-color="#ff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8" style:family="graphic" style:parent-style-name="standard">
      <style:graphic-properties draw:stroke="none" draw:fill="solid" draw:fill-color="#000000" draw:shadow="hidden"/>
    </style:style>
    <style:style style:name="gr9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P1" style:family="paragraph">
      <loext:graphic-properties draw:fill="solid" draw:fill-color="#ffffff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8eef7"/>
    </style:style>
    <style:style style:name="P5" style:family="paragraph">
      <loext:graphic-properties draw:fill="solid" draw:fill-color="#000000"/>
    </style:style>
    <style:style style:name="T1" style:family="text">
      <style:text-properties fo:color="#000000" loext:opacity="100%" style:font-name="Times New Roman1" fo:font-size="10pt" style:font-name-asian="Times New Roman1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loext:opacity="100%" style:text-position="super 58%" style:font-name="Times New Roman1" fo:font-size="14pt" style:font-name-asian="Times New Roman1" style:font-size-asian="14pt" style:font-name-complex="Times New Roma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18.415cm" svg:height="10.477cm" svg:x="1.27cm" svg:y="7.62cm" svg:viewBox="0 0 18416 10478" draw:points="0,10478 18416,10478 18416,0 0,0">
          <text:p/>
        </draw:polygon>
        <draw:frame draw:style-name="gr2" draw:text-style-name="P3" draw:layer="layout" svg:width="4.445cm" svg:height="0.75cm" svg:x="1.111cm" svg:y="9.468cm">
          <draw:text-box>
            <text:p text:style-name="P2"><text:span text:style-name="T1">Dim. 2</text:span></text:p>
          </draw:text-box>
        </draw:frame>
        <draw:frame draw:style-name="gr2" draw:text-style-name="P3" draw:layer="layout" svg:width="4.445cm" svg:height="0.75cm" svg:x="6.668cm" svg:y="14.866cm">
          <draw:text-box>
            <text:p text:style-name="P2"><text:span text:style-name="T1">Dim. 1</text:span></text:p>
          </draw:text-box>
        </draw:frame>
        <draw:line draw:style-name="gr3" draw:text-style-name="P3" draw:layer="layout" svg:x1="3.175cm" svg:y1="15.24cm" svg:x2="8.255cm" svg:y2="15.24cm">
          <text:p/>
        </draw:line>
        <draw:line draw:style-name="gr4" draw:text-style-name="P3" draw:layer="layout" svg:x1="3.175cm" svg:y1="10.795cm" svg:x2="7.62cm" svg:y2="10.795cm">
          <text:p/>
        </draw:line>
        <draw:line draw:style-name="gr5" draw:text-style-name="P3" draw:layer="layout" svg:x1="3.175cm" svg:y1="10.16cm" svg:x2="3.175cm" svg:y2="15.319cm">
          <text:p/>
        </draw:line>
        <draw:line draw:style-name="gr4" draw:text-style-name="P3" draw:layer="layout" svg:x1="7.62cm" svg:y1="10.716cm" svg:x2="7.62cm" svg:y2="15.319cm">
          <text:p/>
        </draw:line>
        <draw:g>
          <draw:polygon draw:style-name="gr6" draw:text-style-name="P4" draw:layer="layout" svg:width="4.445cm" svg:height="4.445cm" svg:x="3.175cm" svg:y="10.795cm" svg:viewBox="0 0 4446 4446" draw:points="0,4446 4446,4446 4446,0 0,0">
            <text:p/>
          </draw:polygon>
          <draw:polygon draw:style-name="gr7" draw:text-style-name="P3" draw:layer="layout" svg:width="4.445cm" svg:height="4.445cm" svg:x="3.175cm" svg:y="10.795cm" svg:viewBox="0 0 4446 4446" draw:points="0,4446 4446,4446 4446,0 0,0">
            <text:p/>
          </draw:polygon>
        </draw:g>
        <draw:g>
          <draw:path draw:style-name="gr8" draw:text-style-name="P5" draw:layer="layout" svg:width="0.159cm" svg:height="0.159cm" svg:x="5.318cm" svg:y="12.93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5.318cm" svg:y="12.93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7.541cm" svg:y="10.71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7.541cm" svg:y="10.71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5.318cm" svg:y="15.16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5.318cm" svg:y="15.161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7.541cm" svg:y="12.93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7.541cm" svg:y="12.93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7.541cm" svg:y="15.16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7.541cm" svg:y="15.161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3.096cm" svg:y="10.71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3.096cm" svg:y="10.71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3.096cm" svg:y="12.93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3.096cm" svg:y="12.93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5.318cm" svg:y="10.71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5.318cm" svg:y="10.71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3.096cm" svg:y="15.16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3.096cm" svg:y="15.161cm" svg:viewBox="0 0 160 160" svg:d="M0 80c0-14 4-28 11-40s17-22 29-29 26-11 40-11 28 4 40 11 22 17 29 29 11 26 11 40c0 14-4 28-11 40s-17 22-29 29-26 11-40 11-28-4-40-11-22-17-29-29-11-26-11-40z">
            <text:p/>
          </draw:path>
        </draw:g>
        <draw:frame draw:style-name="gr2" draw:text-style-name="P3" draw:layer="layout" svg:width="0.953cm" svg:height="0.75cm" svg:x="2.223cm" svg:y="12.643cm">
          <draw:text-box>
            <text:p text:style-name="P2"><text:span text:style-name="T1">0</text:span></text:p>
          </draw:text-box>
        </draw:frame>
        <draw:frame draw:style-name="gr2" draw:text-style-name="P3" draw:layer="layout" svg:width="0.953cm" svg:height="0.75cm" svg:x="4.921cm" svg:y="15.342cm">
          <draw:text-box>
            <text:p text:style-name="P2"><text:span text:style-name="T1">0</text:span></text:p>
          </draw:text-box>
        </draw:frame>
        <draw:frame draw:style-name="gr2" draw:text-style-name="P3" draw:layer="layout" svg:width="0.953cm" svg:height="0.75cm" svg:x="2.699cm" svg:y="15.342cm">
          <draw:text-box>
            <text:p text:style-name="P2"><text:span text:style-name="T1">-1</text:span></text:p>
          </draw:text-box>
        </draw:frame>
        <draw:frame draw:style-name="gr2" draw:text-style-name="P3" draw:layer="layout" svg:width="0.953cm" svg:height="0.75cm" svg:x="2.223cm" svg:y="14.866cm">
          <draw:text-box>
            <text:p text:style-name="P2"><text:span text:style-name="T1">-1</text:span></text:p>
          </draw:text-box>
        </draw:frame>
        <draw:frame draw:style-name="gr2" draw:text-style-name="P3" draw:layer="layout" svg:width="0.953cm" svg:height="0.75cm" svg:x="7.144cm" svg:y="15.342cm">
          <draw:text-box>
            <text:p text:style-name="P2"><text:span text:style-name="T1">1</text:span></text:p>
          </draw:text-box>
        </draw:frame>
        <draw:frame draw:style-name="gr2" draw:text-style-name="P3" draw:layer="layout" svg:width="0.953cm" svg:height="0.75cm" svg:x="2.223cm" svg:y="10.42cm">
          <draw:text-box>
            <text:p text:style-name="P2"><text:span text:style-name="T1">1</text:span></text:p>
          </draw:text-box>
        </draw:frame>
        <draw:line draw:style-name="gr4" draw:text-style-name="P3" draw:layer="layout" svg:x1="5.477cm" svg:y1="10.797cm" svg:x2="11.749cm" svg:y2="9.605cm">
          <text:p/>
        </draw:line>
        <draw:polyline draw:style-name="gr4" draw:text-style-name="P3" draw:layer="layout" svg:width="8.652cm" svg:height="1.349cm" svg:x="7.541cm" svg:y="9.485cm" svg:viewBox="0 0 8653 1350" draw:points="0,1350 8653,0 8574,79">
          <text:p/>
        </draw:polyline>
        <draw:line draw:style-name="gr4" draw:text-style-name="P3" draw:layer="layout" svg:x1="5.398cm" svg:y1="13.017cm" svg:x2="11.749cm" svg:y2="13.971cm">
          <text:p/>
        </draw:line>
        <draw:line draw:style-name="gr4" draw:text-style-name="P3" draw:layer="layout" svg:x1="7.62cm" svg:y1="13.017cm" svg:x2="16.193cm" svg:y2="13.891cm">
          <text:p/>
        </draw:line>
        <draw:line draw:style-name="gr4" draw:text-style-name="P3" draw:layer="layout" svg:x1="17.145cm" svg:y1="9.842cm" svg:x2="17.145cm" svg:y2="10.053cm">
          <text:p/>
        </draw:line>
        <draw:line draw:style-name="gr10" draw:text-style-name="P3" draw:layer="layout" svg:x1="11.747cm" svg:y1="13.97cm" svg:x2="16.192cm" svg:y2="13.97cm">
          <text:p/>
        </draw:line>
        <draw:line draw:style-name="gr4" draw:text-style-name="P3" draw:layer="layout" svg:x1="11.747cm" svg:y1="9.525cm" svg:x2="16.192cm" svg:y2="9.525cm">
          <text:p/>
        </draw:line>
        <draw:line draw:style-name="gr10" draw:text-style-name="P3" draw:layer="layout" svg:x1="11.747cm" svg:y1="9.446cm" svg:x2="11.747cm" svg:y2="14.049cm">
          <text:p/>
        </draw:line>
        <draw:line draw:style-name="gr4" draw:text-style-name="P3" draw:layer="layout" svg:x1="16.193cm" svg:y1="9.446cm" svg:x2="16.193cm" svg:y2="14.049cm">
          <text:p/>
        </draw:line>
        <draw:g>
          <draw:polygon draw:style-name="gr6" draw:text-style-name="P4" draw:layer="layout" svg:width="4.445cm" svg:height="4.445cm" svg:x="11.747cm" svg:y="9.525cm" svg:viewBox="0 0 4446 4446" draw:points="0,4446 4446,4446 4446,0 0,0">
            <text:p/>
          </draw:polygon>
          <draw:polygon draw:style-name="gr7" draw:text-style-name="P3" draw:layer="layout" svg:width="4.445cm" svg:height="4.445cm" svg:x="11.747cm" svg:y="9.525cm" svg:viewBox="0 0 4446 4446" draw:points="0,4446 4446,4446 4446,0 0,0">
            <text:p/>
          </draw:polygon>
        </draw:g>
        <draw:g>
          <draw:path draw:style-name="gr8" draw:text-style-name="P5" draw:layer="layout" svg:width="0.159cm" svg:height="0.159cm" svg:x="13.891cm" svg:y="11.66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3.891cm" svg:y="11.66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6.113cm" svg:y="9.44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6.113cm" svg:y="9.44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3.891cm" svg:y="13.89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3.891cm" svg:y="13.891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6.113cm" svg:y="11.66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6.113cm" svg:y="11.66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6.113cm" svg:y="13.89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6.113cm" svg:y="13.891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1.668cm" svg:y="9.44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1.668cm" svg:y="9.44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1.668cm" svg:y="11.668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1.668cm" svg:y="11.668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3.891cm" svg:y="9.446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3.891cm" svg:y="9.446cm" svg:viewBox="0 0 160 160" svg:d="M0 80c0-14 4-28 11-40s17-22 29-29 26-11 40-11 28 4 40 11 22 17 29 29 11 26 11 40c0 14-4 28-11 40s-17 22-29 29-26 11-40 11-28-4-40-11-22-17-29-29-11-26-11-40z">
            <text:p/>
          </draw:path>
        </draw:g>
        <draw:g>
          <draw:path draw:style-name="gr8" draw:text-style-name="P5" draw:layer="layout" svg:width="0.159cm" svg:height="0.159cm" svg:x="11.668cm" svg:y="13.891cm" svg:viewBox="0 0 160 160" svg:d="M0 80c0-14 4-28 11-40s17-22 29-29 26-11 40-11 28 4 40 11 22 17 29 29 11 26 11 40c0 14-4 28-11 40s-17 22-29 29-26 11-40 11-28-4-40-11-22-17-29-29-11-26-11-40z">
            <text:p/>
          </draw:path>
          <draw:path draw:style-name="gr9" draw:text-style-name="P3" draw:layer="layout" svg:width="0.159cm" svg:height="0.159cm" svg:x="11.668cm" svg:y="13.891cm" svg:viewBox="0 0 160 160" svg:d="M0 80c0-14 4-28 11-40s17-22 29-29 26-11 40-11 28 4 40 11 22 17 29 29 11 26 11 40c0 14-4 28-11 40s-17 22-29 29-26 11-40 11-28-4-40-11-22-17-29-29-11-26-11-40z">
            <text:p/>
          </draw:path>
        </draw:g>
        <draw:frame draw:style-name="gr2" draw:text-style-name="P3" draw:layer="layout" svg:width="0.953cm" svg:height="0.75cm" svg:x="11.271cm" svg:y="14.072cm">
          <draw:text-box>
            <text:p text:style-name="P2"><text:span text:style-name="T1">0</text:span></text:p>
          </draw:text-box>
        </draw:frame>
        <draw:frame draw:style-name="gr2" draw:text-style-name="P3" draw:layer="layout" svg:width="0.953cm" svg:height="0.75cm" svg:x="10.795cm" svg:y="13.596cm">
          <draw:text-box>
            <text:p text:style-name="P2"><text:span text:style-name="T1">0</text:span></text:p>
          </draw:text-box>
        </draw:frame>
        <draw:frame draw:style-name="gr2" draw:text-style-name="P3" draw:layer="layout" svg:width="0.953cm" svg:height="0.75cm" svg:x="10.795cm" svg:y="9.151cm">
          <draw:text-box>
            <text:p text:style-name="P2"><text:span text:style-name="T1">1</text:span></text:p>
          </draw:text-box>
        </draw:frame>
        <draw:frame draw:style-name="gr2" draw:text-style-name="P3" draw:layer="layout" svg:width="0.953cm" svg:height="0.75cm" svg:x="15.716cm" svg:y="14.072cm">
          <draw:text-box>
            <text:p text:style-name="P2"><text:span text:style-name="T1">1</text:span></text:p>
          </draw:text-box>
        </draw:frame>
        <draw:frame draw:style-name="gr2" draw:text-style-name="P3" draw:layer="layout" svg:width="2.699cm" svg:height="0.75cm" svg:x="11.113cm" svg:y="8.674cm">
          <draw:text-box>
            <text:p text:style-name="P2"><text:span text:style-name="T1">(0,1) – EDGE2 </text:span></text:p>
          </draw:text-box>
        </draw:frame>
        <draw:frame draw:style-name="gr2" draw:text-style-name="P3" draw:layer="layout" svg:width="2.924cm" svg:height="0.75cm" svg:x="15.683cm" svg:y="8.674cm">
          <draw:text-box>
            <text:p text:style-name="P2"><text:span text:style-name="T1">(1,1) – CORNER </text:span></text:p>
          </draw:text-box>
        </draw:frame>
        <draw:frame draw:style-name="gr2" draw:text-style-name="P3" draw:layer="layout" svg:width="2.699cm" svg:height="0.75cm" svg:x="16.193cm" svg:y="13.596cm">
          <draw:text-box>
            <text:p text:style-name="P2"><text:span text:style-name="T1">(1,0) – EDGE1</text:span></text:p>
          </draw:text-box>
        </draw:frame>
        <draw:line draw:style-name="gr4" draw:text-style-name="P3" draw:layer="layout" svg:x1="11.747cm" svg:y1="9.604cm" svg:x2="11.747cm" svg:y2="9.525cm">
          <text:p/>
        </draw:line>
        <draw:frame draw:style-name="gr2" draw:text-style-name="P3" draw:layer="layout" svg:width="2.381cm" svg:height="0.939cm" svg:x="4.207cm" svg:y="16.041cm">
          <draw:text-box>
            <text:p text:style-name="P2"><text:span text:style-name="T2">Full Cell</text:span></text:p>
          </draw:text-box>
        </draw:frame>
        <draw:frame draw:style-name="gr2" draw:text-style-name="P3" draw:layer="layout" svg:width="3.016cm" svg:height="0.939cm" svg:x="12.462cm" svg:y="16.041cm">
          <draw:text-box>
            <text:p text:style-name="P2"><text:span text:style-name="T2">1</text:span><text:span text:style-name="T3">st</text:span><text:span text:style-name="T2"> Quadra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3T10:53:19.325787622</dc:date>
    <meta:creation-date>2008-03-27T15:10:39Z</meta:creation-date>
    <meta:generator>LibreOffice/7.1.4.2$Linux_X86_64 LibreOffice_project/10$Build-2</meta:generator>
    <meta:editing-duration>PT49S</meta:editing-duration>
    <meta:editing-cycles>1</meta:editing-cycles>
    <meta:document-statistic meta:object-count="92"/>
  </office:meta>
</office:document-meta>
</file>